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f78e" officeooo:paragraph-rsid="001af78e"/>
    </style:style>
    <style:style style:name="P2" style:family="paragraph" style:parent-style-name="Text_20_body">
      <style:text-properties officeooo:rsid="001af78e" officeooo:paragraph-rsid="001ce0a1"/>
    </style:style>
    <style:style style:name="P3" style:family="paragraph" style:parent-style-name="Text_20_body">
      <style:text-properties officeooo:rsid="001af78e" officeooo:paragraph-rsid="001d7c5a"/>
    </style:style>
    <style:style style:name="P4" style:family="paragraph" style:parent-style-name="Text_20_body">
      <style:text-properties officeooo:rsid="001ce0a1" officeooo:paragraph-rsid="001ce0a1"/>
    </style:style>
    <style:style style:name="P5" style:family="paragraph" style:parent-style-name="Text_20_body">
      <style:text-properties officeooo:rsid="001d7c5a" officeooo:paragraph-rsid="001d7c5a"/>
    </style:style>
    <style:style style:name="P6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text-properties officeooo:rsid="001af78e" officeooo:paragraph-rsid="001af78e"/>
    </style:style>
    <style:style style:name="P8" style:family="paragraph" style:parent-style-name="Text_20_body">
      <style:text-properties officeooo:rsid="001af78e" officeooo:paragraph-rsid="001fe534"/>
    </style:style>
    <style:style style:name="P9" style:family="paragraph" style:parent-style-name="Text_20_body">
      <style:text-properties officeooo:rsid="001af78e" officeooo:paragraph-rsid="001feba8"/>
    </style:style>
    <style:style style:name="P10" style:family="paragraph" style:parent-style-name="Text_20_body">
      <style:text-properties officeooo:rsid="001af78e" officeooo:paragraph-rsid="0022a4f0"/>
    </style:style>
    <style:style style:name="P11" style:family="paragraph" style:parent-style-name="Text_20_body">
      <style:text-properties officeooo:rsid="001fe534" officeooo:paragraph-rsid="001fe534"/>
    </style:style>
    <style:style style:name="P12" style:family="paragraph" style:parent-style-name="Text_20_body">
      <style:text-properties officeooo:rsid="001fe534" officeooo:paragraph-rsid="001feba8"/>
    </style:style>
    <style:style style:name="P13" style:family="paragraph" style:parent-style-name="Text_20_body">
      <style:text-properties officeooo:rsid="001feba8" officeooo:paragraph-rsid="001feba8"/>
    </style:style>
    <style:style style:name="P14" style:family="paragraph" style:parent-style-name="Heading_20_1">
      <style:text-properties officeooo:rsid="001ce0a1" officeooo:paragraph-rsid="001ce0a1"/>
    </style:style>
    <style:style style:name="P15" style:family="paragraph" style:parent-style-name="Heading_20_1">
      <style:text-properties officeooo:rsid="001ce0a1" officeooo:paragraph-rsid="001fe534"/>
    </style:style>
    <style:style style:name="P16" style:family="paragraph" style:parent-style-name="Heading_20_1">
      <style:text-properties officeooo:rsid="001d7c5a" officeooo:paragraph-rsid="001d7c5a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ce0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e0a1" style:font-weight-asian="bold" style:font-weight-complex="bold"/>
    </style:style>
    <style:style style:name="T4" style:family="text">
      <style:text-properties fo:font-weight="bold" officeooo:rsid="0020e238" style:font-weight-asian="bold" style:font-weight-complex="bold"/>
    </style:style>
    <style:style style:name="T5" style:family="text">
      <style:text-properties officeooo:rsid="001d7c5a"/>
    </style:style>
    <style:style style:name="T6" style:family="text">
      <style:text-properties officeooo:rsid="001fe534"/>
    </style:style>
    <style:style style:name="T7" style:family="text">
      <style:text-properties officeooo:rsid="001feba8"/>
    </style:style>
    <style:style style:name="T8" style:family="text">
      <style:text-properties officeooo:rsid="0020e238"/>
    </style:style>
    <style:style style:name="T9" style:family="text">
      <style:text-properties officeooo:rsid="002102d7"/>
    </style:style>
    <style:style style:name="T10" style:family="text">
      <style:text-properties officeooo:rsid="0022a4f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íntesis del proceso <text:span text:style-name="T9">de instalación</text:span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7"><text:a xlink:type="simple" xlink:href="#__RefHeading__192_658001916" text:style-name="Index_20_Link" text:visited-style-name="Index_20_Link">Instalar git y descargar proyecto<text:tab/>1</text:a></text:p>
          <text:p text:style-name="P17"><text:a xlink:type="simple" xlink:href="#__RefHeading__384_1776895525" text:style-name="Index_20_Link" text:visited-style-name="Index_20_Link">Instalar librerías para hacer correr el server<text:tab/>1</text:a></text:p>
          <text:p text:style-name="P17"><text:a xlink:type="simple" xlink:href="#__RefHeading__194_658001916" text:style-name="Index_20_Link" text:visited-style-name="Index_20_Link">Creación de usuario de base de datos<text:tab/>2</text:a></text:p>
          <text:p text:style-name="P17"><text:a xlink:type="simple" xlink:href="#__RefHeading__196_658001916" text:style-name="Index_20_Link" text:visited-style-name="Index_20_Link">Acceder a psql para modificar los permisos de usuario<text:tab/>2</text:a></text:p>
          <text:p text:style-name="P17"><text:a xlink:type="simple" xlink:href="#__RefHeading__198_658001916" text:style-name="Index_20_Link" text:visited-style-name="Index_20_Link">Creacion de base de datos<text:tab/>2</text:a></text:p>
          <text:p text:style-name="P17"><text:a xlink:type="simple" xlink:href="#__RefHeading__200_658001916" text:style-name="Index_20_Link" text:visited-style-name="Index_20_Link">Acceso a la base de datos psdcsys para importar sql<text:tab/>2</text:a></text:p>
          <text:p text:style-name="P17"><text:a xlink:type="simple" xlink:href="#__RefHeading__202_658001916" text:style-name="Index_20_Link" text:visited-style-name="Index_20_Link">Modificar archivos de configuración<text:tab/>2</text:a></text:p>
          <text:p text:style-name="P17"><text:a xlink:type="simple" xlink:href="#__RefHeading__204_658001916" text:style-name="Index_20_Link" text:visited-style-name="Index_20_Link">Ejecución del servidor<text:tab/>2</text:a></text:p>
        </text:index-body>
      </text:table-of-content>
      <text:h text:style-name="P14" text:outline-level="1"><text:bookmark-start text:name="__RefHeading__192_658001916"/><text:span text:style-name="T6">Instalar git y descargar proyecto </text:span><text:bookmark-end text:name="__RefHeading__192_658001916"/></text:h>
      <text:p text:style-name="Preformatted_20_Text">sudo apt-get update</text:p>
      <text:p text:style-name="Preformatted_20_Text">sudo apt-get install git</text:p>
      <text:p text:style-name="Preformatted_20_Text">git config --global user.name "ivancas84" #configurar usuario git</text:p>
      <text:p text:style-name="Preformatted_20_Text">git config --global credential.helper 'cache –timeout=3600' #guardar password en cache por una hora</text:p>
      <text:p text:style-name="Preformatted_20_Text">git clone https://github.com/pablodanielrey/angular.git /var/www/html/angular</text:p>
      <text:h text:style-name="P15" text:outline-level="1"><text:bookmark-start text:name="__RefHeading__384_1776895525"/><text:span text:style-name="T6">Instalar </text:span>librerías para hacer correr el server<text:bookmark-end text:name="__RefHeading__384_1776895525"/></text:h>
      <text:p text:style-name="P11">sudo apt-get install python3-pip</text:p>
      <text:p text:style-name="P11">sudo pip3 install inject pytz</text:p>
      <text:p text:style-name="P8"/>
      <text:p text:style-name="P8">sudo apt-get install postgresql</text:p>
      <text:p text:style-name="P8">sudo apt-get install postgresql-server-dev-9.3</text:p>
      <text:p text:style-name="P8"/>
      <text:p text:style-name="P12">sudo apt-get install python3-p<text:span text:style-name="T7">sycopg2</text:span></text:p>
      <text:p text:style-name="P9">sudo pip<text:span text:style-name="T7">3</text:span> install psycopg2</text:p>
      <text:p text:style-name="P10"/>
      <text:p text:style-name="P10">sudo apt-get install python<text:span text:style-name="T10">3</text:span>-dev </text:p>
      <text:p text:style-name="P10"/>
      <text:p text:style-name="P13">#librerias adicionales</text:p>
      <text:p text:style-name="P13">python3-pip python3-psycopg2 python3-arrow python3-dateutil</text:p>
      <text:p text:style-name="P13"></text:p>
      <text:p text:style-name="P13">pip3 install inject pytz</text:p>
      <text:p text:style-name="P13">pip3 install autobahn[asyncio] -- si es que se quiere la version que usa asyncio</text:p>
      <text:p text:style-name="P13">pip3 install autobahn[twisted] -- si es que se quiere la version que usa twisted</text:p>
      <text:p text:style-name="P13">pip3 install --upgrade six</text:p>
      <text:p text:style-name="P13">pip3 install xmltodict</text:p>
      <text:h text:style-name="P14" text:outline-level="1"><text:bookmark-start text:name="__RefHeading__194_658001916"/><text:soft-page-break/>Creación de usuario de base de datos<text:bookmark-end text:name="__RefHeading__194_658001916"/></text:h>
      <text:p text:style-name="P1"><text:span text:style-name="T3">usuario@mipc /path $</text:span><text:span text:style-name="T1"> </text:span>sudo su</text:p>
      <text:p text:style-name="P2"><text:span text:style-name="T3">mipc path $</text:span><text:span text:style-name="T1"> </text:span>su postgres</text:p>
      <text:p text:style-name="P2"><text:span text:style-name="T3">postgres@mipc /path $ </text:span>createuser dcsys </text:p>
      <text:h text:style-name="P14" text:outline-level="1"><text:bookmark-start text:name="__RefHeading__196_658001916"/>Acceder a psql para modificar los permisos de usuario<text:bookmark-end text:name="__RefHeading__196_658001916"/></text:h>
      <text:p text:style-name="P2"><text:span text:style-name="T3">postgres@mipc /path $ </text:span>psql </text:p>
      <text:p text:style-name="P2"><text:span text:style-name="T3">postgres=#</text:span><text:span text:style-name="T1"> </text:span>ALTER USER dcsys WITH superuser; </text:p>
      <text:p text:style-name="P2"><text:span text:style-name="T3">postgres=# </text:span>ALTER USER dcsys WITH PASSWORD 'dcsys'; </text:p>
      <text:p text:style-name="P2"><text:span text:style-name="T3">postgres=# </text:span>CREATE DATABASE dcsys OWNER dcsys; </text:p>
      <text:p text:style-name="P2"><text:span text:style-name="T3">postgres=# </text:span>\q </text:p>
      <text:h text:style-name="P14" text:outline-level="1"><text:bookmark-start text:name="__RefHeading__198_658001916"/><text:span text:style-name="T8">C</text:span>reacion de base de datos<text:bookmark-end text:name="__RefHeading__198_658001916"/></text:h>
      <text:p text:style-name="P2"><text:span text:style-name="T3">postgres@mipc /path/angular $ </text:span>psql -h localhost -U dcsys -d dcsys -f /<text:span text:style-name="T1">path</text:span>/angular/websocket/create_database.sql <text:span text:style-name="T8">#ejecutar por cada script de creacion de base de datos</text:span></text:p>
      <text:h text:style-name="P14" text:outline-level="1"><text:bookmark-start text:name="__RefHeading__200_658001916"/>Acceso a la base de datos <text:span text:style-name="T8">ps</text:span>dcsys para importar sql<text:bookmark-end text:name="__RefHeading__200_658001916"/></text:h>
      <text:p text:style-name="P2"><text:span text:style-name="T3">postgres@mipc /path/angular $ </text:span>psql dcsys</text:p>
      <text:p text:style-name="P4"><text:span text:style-name="T2">dcsys=# </text:span>\i insert_basic_data</text:p>
      <text:h text:style-name="P16" text:outline-level="1"><text:bookmark-start text:name="__RefHeading__202_658001916"/>Modificar archivos de configuración<text:bookmark-end text:name="__RefHeading__202_658001916"/></text:h>
      <text:p text:style-name="P3"><text:span text:style-name="T5">1) C</text:span>opiar angular/websocket/server-config.cfg al home/<text:span text:style-name="T5">usuario/</text:span></text:p>
      <text:p text:style-name="P5">2) Dar un vistazo a los archivos de configuración para ver si se modificaron los valores por defecto. Los archivos de configuración son:</text:p>
      <text:p text:style-name="P3"><text:span text:style-name="T2">angular/</text:span><text:span text:style-name="T4">server</text:span><text:span text:style-name="T2">/server-config.cfg:</text:span> Este archivo es accedido por Main.py, incluye entre otras cosas la configuración de la base de datos y el correo que se utiliza para enviar los emails.</text:p>
      <text:p text:style-name="P1"><text:span text:style-name="T2">angular/</text:span><text:span text:style-name="T4">web</text:span><text:span text:style-name="T2">/config.json</text:span> Este archivo posee los parámetros de conexión con el websocket.</text:p>
      <text:h text:style-name="P16" text:outline-level="1"><text:bookmark-start text:name="__RefHeading__204_658001916"/>Ejecución del servidor<text:bookmark-end text:name="__RefHeading__204_658001916"/></text:h>
      <text:p text:style-name="P1">python ../server.py /* ejecutar desde angular/w<text:span text:style-name="T8">eb</text:span>/ */</text:p>
      <text:p text:style-name="P1">python<text:span text:style-name="T8">3</text:span> Main.py /* ejecutar desde angular/<text:span text:style-name="T8">server</text:span>/ */</text:p>
      <text:p text:style-name="Standard">Acceder a <text:s/><text:a xlink:type="simple" xlink:href="http://localhost:8000/walter/">http://localhost:8000/</text:a> y probar con el usuario admin password admin que es el usuario de prueba que se agrego mediante insert_basic_data.sq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02-02T10:24:16</meta:creation-date>
    <dc:date>2015-03-31T08:04:42.892092661</dc:date>
    <dc:creator>ivan </dc:creator>
    <meta:editing-duration>PT56M16S</meta:editing-duration>
    <meta:editing-cycles>14</meta:editing-cycles>
    <meta:generator>LibreOffice/4.2.7.2$Linux_X86_64 LibreOffice_project/420m0$Build-2</meta:generator>
    <meta:document-statistic meta:table-count="0" meta:image-count="0" meta:object-count="0" meta:page-count="2" meta:paragraph-count="56" meta:word-count="396" meta:character-count="2733" meta:non-whitespace-character-count="2378"/>
  </office:meta>
</office:document-meta>
</file>